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font-size="12pt" style:font-size-asian="12pt" style:font-size-complex="12pt"/>
    </style:style>
    <style:style style:name="P8" style:family="paragraph" style:parent-style-name="Standard" style:list-style-name="L4"/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 style:list-style-name="L4">
      <style:text-properties style:text-underline-style="none"/>
    </style:style>
    <style:style style:name="P11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13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fo:color="#ffffff" style:text-underline-style="solid" style:text-underline-width="auto" style:text-underline-color="font-color"/>
    </style:style>
    <style:style style:name="P15" style:family="paragraph" style:parent-style-name="Standard" style:list-style-name="L5"/>
    <style:style style:name="P16" style:family="paragraph" style:parent-style-name="Standard" style:list-style-name="L5">
      <style:text-properties style:text-underline-style="none"/>
    </style:style>
    <style:style style:name="P17" style:family="paragraph" style:parent-style-name="Standard">
      <style:text-properties style:text-underline-style="none"/>
    </style:style>
    <style:style style:name="T1" style:family="text" style:parent-style-name="Source_20_Text">
      <style:text-properties style:font-name="Nimbus Roman No9 L"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16.11.2006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Stefan Zeltner</text:p>
        </text:list-item>
        <text:list-item>
          <text:p text:style-name="P5">Philipp Gruber</text:p>
        </text:list-item>
        <text:list-item>
          <text:p text:style-name="P5">Reinhardt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Standard"/>
      <text:p text:style-name="P4">Steps done</text:p>
      <text:list text:style-name="L3">
        <text:list-item>
          <text:p text:style-name="P6"><text:span text:style-name="T1">A special meeting on 14.11.2006: Spent </text:span><text:span text:style-name="Source_20_Text"><text:span text:style-name="T1">several hours</text:span></text:span><text:span text:style-name="T1"> to resolve build errors</text:span></text:p>
        </text:list-item>
        <text:list-item>
          <text:p text:style-name="P7">Presentation of the alpha-build to our project director Prof. Dr. Hartmann</text:p>
        </text:list-item>
        <text:list-item>
          <text:p text:style-name="P7">Discussed some ergonomic aspects of the gui from the alpha-build, for example the turn controls are not really reasonable</text:p>
        </text:list-item>
        <text:list-item>
          <text:p text:style-name="P7">Discussed how to save the 3 dimensional data in the best manner</text:p>
        </text:list-item>
      </text:list>
      <text:p text:style-name="Standard"/>
      <text:p text:style-name="Standard"/>
      <text:p text:style-name="P4">Tasks until the next meeting</text:p>
      <text:list text:style-name="L4">
        <text:list-item>
          <text:p text:style-name="P8">Beginning with the implementation of the renderer modul: <text:span text:style-name="T2">rjeschull</text:span></text:p>
          <text:p text:style-name="P8"/>
        </text:list-item>
        <text:list-item>
          <text:p text:style-name="P8">Find a solution for saving the internal data state in connection to the renderer: <text:span text:style-name="T2">tkuhndo</text:span></text:p>
        </text:list-item>
      </text:list>
      <text:p text:style-name="P9"/>
      <text:list text:style-name="L4">
        <text:list-item text:start-value="1">
          <text:p text:style-name="P10">Changing the build process to a qmake-only system: <text:span text:style-name="T2">szeltner</text:span></text:p>
          <text:p text:style-name="P11"/>
        </text:list-item>
        <text:list-item>
          <text:p text:style-name="P12">More functional draft of the gui and add usual elements to the gui: <text:span text:style-name="T2">ttischler</text:span></text:p>
          <text:p text:style-name="P13"/>
        </text:list-item>
        <text:list-item>
          <text:p text:style-name="P8"><text:span text:style-name="T3">Creation of first simple plugins: </text:span><text:span text:style-name="T2">pgruber</text:span></text:p>
        </text:list-item>
      </text:list>
      <text:p text:style-name="P14"/>
      <text:p text:style-name="P14"/>
      <text:p text:style-name="P14"/>
      <text:p text:style-name="P4">Next milestone</text:p>
      <text:list text:style-name="L5">
        <text:list-item>
          <text:p text:style-name="P15">Beta-Build: 21.12.2006</text:p>
        </text:list-item>
      </text:list>
      <text:p text:style-name="Standard"/>
      <text:p text:style-name="Standard"/>
      <text:p text:style-name="Standard"/>
      <text:p text:style-name="Standard"/>
      <text:p text:style-name="P4">Notes</text:p>
      <text:list text:style-name="L5">
        <text:list-item text:start-value="1">
          <text:p text:style-name="P16">Prof. Dr. Hartmann demanded an component diagram of the complete program in UML.</text:p>
        </text:list-item>
      </text:list>
      <text:p text:style-name="P17"><text:tab/>This should be done during the next wee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Thomas Kuhndörfer</dc:creator>
    <dc:date>2006-11-26T23:41:22</dc:date>
    <dc:language>de-DE</dc:language>
    <meta:editing-cycles>23</meta:editing-cycles>
    <meta:editing-duration>PT57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58" meta:character-count="984"/>
  </office:meta>
</office:document-meta>
</file>